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List_20_1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7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Outline">
        <text:list-item>
          <text:h text:style-name="Heading_20_1" text:outline-level="1">General</text:h>
          <text:list>
            <text:list-item>
              <text:h text:style-name="Heading_20_2" text:outline-level="2">Mi perfil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">
        <text:list-item>
          <text:p text:style-name="P1">Permite modificar datos del usuario logado. Los datos son :</text:p>
        </text:list-item>
      </text:list>
      <text:list text:style-name="L2">
        <text:list-item>
          <text:list>
            <text:list-item>
              <text:list>
                <text:list-item>
                  <text:p text:style-name="P2">email</text:p>
                </text:list-item>
                <text:list-item>
                  <text:p text:style-name="P2">nombre</text:p>
                </text:list-item>
                <text:list-item>
                  <text:p text:style-name="P2">apellidos</text:p>
                </text:list-item>
                <text:list-item>
                  <text:p text:style-name="P2">password (para modificar este dato es necesario introducir la password actual)</text:p>
                </text:list-item>
              </text:list>
            </text:list-item>
          </text:list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p text:style-name="Text_20_body">Todos</text:p>
      <text:list text:style-name="Outline" text:continue-numbering="true">
        <text:list-item>
          <text:list text:continue-numbering="true">
            <text:list-item>
              <text:h text:style-name="Heading_20_2" text:outline-level="2">Gestion de mis gastos</text:h>
              <text:list>
                <text:list-item>
                  <text:h text:style-name="Heading_20_3" text:outline-level="3">Funcionalidades</text:h>
                </text:list-item>
              </text:list>
            </text:list-item>
          </text:list>
        </text:list-item>
      </text:list>
      <text:list text:style-name="L3">
        <text:list-item>
          <text:p text:style-name="P3">Muestra un listado de los gastos del usuario logado.</text:p>
        </text:list-item>
        <text:list-item>
          <text:p text:style-name="P3">Nuevo gastos</text:p>
        </text:list-item>
        <text:list-item>
          <text:p text:style-name="P3">Filtro de gastos</text:p>
        </text:list-item>
      </text:list>
      <text:p text:style-name="Text_20_body"/>
      <text:p text:style-name="Text_20_body">Sobre la lista de resultados se pueden realizar sobre cada gastos las siguientes acciones: editar, copiar, eliminar. La realización de estas acciones dependerán del estado en que se encuentre el gasto.</text:p>
      <text:list text:style-name="L4">
        <text:list-item>
          <text:p text:style-name="P4">Estado pendiente</text:p>
          <text:p text:style-name="P4">Se puede editar, copiar, eliminar.</text:p>
        </text:list-item>
        <text:list-item>
          <text:p text:style-name="P4">Estado rechazado</text:p>
        </text:list-item>
      </text:list>
      <text:p text:style-name="Text_20_body"><text:tab/>Se puede editar, copiar, eliminar.</text:p>
      <text:list text:style-name="L4">
        <text:list-item text:start-value="1">
          <text:p text:style-name="P4">Estado aprobado</text:p>
          <text:p text:style-name="P4">Sólo se puede copiar el gasto.</text:p>
        </text:list-item>
      </text:list>
      <text:p text:style-name="Text_20_body"/>
      <text:p text:style-name="Text_20_body">El eliminado de gastos en la BD es físico, es decir, se elimina el registro de la BD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:</text:h>
                </text:list-item>
              </text:list>
            </text:list-item>
          </text:list>
        </text:list-item>
      </text:list>
      <text:list text:style-name="L5">
        <text:list-item>
          <text:p text:style-name="P5">account_owner</text:p>
        </text:list-item>
        <text:list-item>
          <text:p text:style-name="P5">administrador</text:p>
        </text:list-item>
        <text:list-item>
          <text:p text:style-name="P5">pagador</text:p>
        </text:list-item>
        <text:list-item>
          <text:p text:style-name="P5">supervisor</text:p>
        </text:list-item>
        <text:list-item>
          <text:p text:style-name="P5">normal</text:p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Aprobación de gast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6">
        <text:list-item>
          <text:p text:style-name="P6">Listado de gastos por aprobar. En función del perfil se mostrarán más o menos gastos. </text:p>
          <text:p text:style-name="P6">El usuario supervisor puede actuar sobre gastos de usuarios de los que es supervisor.</text:p>
        </text:list-item>
        <text:list-item>
          <text:p text:style-name="P6">Filtro de gastos</text:p>
        </text:list-item>
        <text:list-item>
          <text:p text:style-name="P6">Sobre el listado de resultados se puede ver el detalle, aprobar y rechazar el gasto. Dependiendo del estado:</text:p>
          <text:p text:style-name="P6">- Estado pendiente. Ver el detalle.</text:p>
          <text:p text:style-name="P6">- Estado aprobado. Ver el detalle, aprobar, rechazar.</text:p>
          <text:p text:style-name="P6">- Estado rechazado. Ver el detalle.</text:p>
          <text:p text:style-name="P6"/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list text:style-name="L7">
        <text:list-item>
          <text:p text:style-name="P7">supervisor</text:p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Mis pag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8">
        <text:list-item>
          <text:p text:style-name="P8">Muestra un listado de los pagos que se le han realizado a un usuario.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p text:style-name="Text_20_body">Todos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Exportar 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9">
        <text:list-item>
          <text:p text:style-name="P9">Exporta datos a Excel o CSV de los gastos y pagos de un usuario.</text:p>
        </text:list-item>
        <text:list-item>
          <text:p text:style-name="P9">Filtro por fechas</text:p>
        </text:list-item>
        <text:list-item>
          <text:p text:style-name="P9">Filtro por pagos</text:p>
        </text:list-item>
        <text:list-item>
          <text:p text:style-name="P9">Filtro por gastos</text:p>
        </text:list-item>
        <text:list-item>
          <text:p text:style-name="P9">Filtro por proyecto.</text:p>
          <text:p text:style-name="P9">Sólo de los proyectos a los que se ha metido gastos o pagos.</text:p>
          <text:p text:style-name="P9">Si es supervisor también de los proyectos que supervisa.</text:p>
        </text:list-item>
        <text:list-item>
          <text:p text:style-name="P9">Informacion de supervisión. Para usuarios supervisor.</text:p>
          <text:p text:style-name="P9"/>
        </text:list-item>
        <text:list-item>
          <text:p text:style-name="P9">Si el usuario es administrador tiene una opcion de exportar toda la información.</text:p>
        </text:list-item>
      </text:list>
      <text:p text:style-name="Text_20_body"/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p text:style-name="Text_20_body">Todos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Pag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0">
        <text:list-item>
          <text:p text:style-name="P10">Muestra un listado de los pagos realizados por un usuario.</text:p>
        </text:list-item>
        <text:list-item>
          <text:p text:style-name="P10">Realizar un pago</text:p>
        </text:list-item>
        <text:list-item>
          <text:p text:style-name="P10">Editar un pago</text:p>
        </text:list-item>
        <text:list-item>
          <text:p text:style-name="P10">Copiar un pago</text:p>
        </text:list-item>
        <text:list-item>
          <text:p text:style-name="P10">Eliminar un pago. El borrado es un borrado físico en BD.</text:p>
          <text:p text:style-name="P10"/>
        </text:list-item>
      </text:list>
      <text:p text:style-name="Text_20_body">Si el rol es administrador verá el listado de todos los pagos realizados en la empresa en la que esté logado. No podrá realizar ninguna acción sobre estos pagos.</text:p>
      <text:p text:style-name="Text_20_body"/>
      <text:p text:style-name="Text_20_body">Si el rol es pagador 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list text:style-name="L11">
        <text:list-item>
          <text:p text:style-name="P11">administrador</text:p>
        </text:list-item>
        <text:list-item>
          <text:p text:style-name="P11">pagador</text:p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Mis supervisad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2">
        <text:list-item>
          <text:p text:style-name="P12">Muestra un listado de los usuarios supervisados por el usuario logado (supervisor).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list text:style-name="L13">
        <text:list-item>
          <text:p text:style-name="P13">supervisor</text:p>
        </text:list-item>
      </text:list>
      <text:p text:style-name="Text_20_body"/>
      <text:p text:style-name="Text_20_body"/>
      <text:list text:style-name="Outline" text:continue-numbering="true">
        <text:list-item>
          <text:h text:style-name="Heading_20_1" text:outline-level="1">Administración</text:h>
        </text:list-item>
      </text:list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Usuari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4">
        <text:list-item>
          <text:p text:style-name="P14">Listado de usuarios de la empresa</text:p>
        </text:list-item>
        <text:list-item>
          <text:p text:style-name="P14">Alta de un nuevo usuario</text:p>
        </text:list-item>
        <text:list-item>
          <text:p text:style-name="P14">Edición </text:p>
        </text:list-item>
        <text:list-item>
          <text:p text:style-name="P14">Eliminacion . No se puede borrar un usuario si tiene pagos o gastos asociados.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list text:style-name="L15">
        <text:list-item>
          <text:p text:style-name="P15">administrador</text:p>
          <text:p text:style-name="P15"/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Proyect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6">
        <text:list-item>
          <text:p text:style-name="P16">Listado de proyectos de la empresa</text:p>
        </text:list-item>
        <text:list-item>
          <text:p text:style-name="P16">Alta de un nuevo proyecto</text:p>
        </text:list-item>
        <text:list-item>
          <text:p text:style-name="P16">Edición</text:p>
        </text:list-item>
        <text:list-item>
          <text:p text:style-name="P16">Eliminación. No se puede borrar un proyecto si tiene pagos o gastos asociados.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p text:style-name="Text_20_body">- administrador</text:p>
      <text:list text:style-name="Outline" text:continue-numbering="true">
        <text:list-item>
          <text:list text:continue-numbering="true">
            <text:list-item>
              <text:h text:style-name="Heading_20_2" text:outline-level="2">Tipos de gastos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7">
        <text:list-item>
          <text:p text:style-name="P17">Listado de tipos de gasto de la empresa</text:p>
        </text:list-item>
        <text:list-item>
          <text:p text:style-name="P17">Alta de un nuevo tipo de gasto</text:p>
        </text:list-item>
        <text:list-item>
          <text:p text:style-name="P17">Edición</text:p>
        </text:list-item>
        <text:list-item>
          <text:p text:style-name="P17">Eliminación. No se puede borrar un tipo de gasto si tiene pagos o gastos asociados.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  <text:list-item>
              <text:h text:style-name="Heading_20_2" text:outline-level="2">Cuenta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8">
        <text:list-item text:start-value="1">
          <text:p text:style-name="P18">Modificación de nombre de la empresa</text:p>
        </text:list-item>
        <text:list-item>
          <text:p text:style-name="P18">Selección de tema</text:p>
        </text:list-item>
        <text:list-item>
          <text:p text:style-name="P18">Cambio del logo</text:p>
        </text:list-item>
        <text:list-item>
          <text:p text:style-name="P18">Modificación de los datos de facturación si no se trata del plan gratuito.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p text:style-name="Text_20_body">- account_owner</text:p>
      <text:list text:style-name="Outline" text:continue-numbering="true">
        <text:list-item>
          <text:list text:continue-numbering="true">
            <text:list-item>
              <text:h text:style-name="Heading_20_2" text:outline-level="2">Plan</text:h>
              <text:list>
                <text:list-item>
                  <text:h text:style-name="Heading_20_3" text:outline-level="3">Funcionalidad</text:h>
                </text:list-item>
              </text:list>
            </text:list-item>
          </text:list>
        </text:list-item>
      </text:list>
      <text:list text:style-name="L19">
        <text:list-item>
          <text:p text:style-name="P19">Cambiar el plan contratado</text:p>
        </text:list-item>
      </text:list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oles</text:h>
                </text:list-item>
              </text:list>
            </text:list-item>
          </text:list>
        </text:list-item>
      </text:list>
      <text:p text:style-name="Text_20_body">- account_ow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uanma</meta:initial-creator>
    <meta:creation-date>2007-01-18T09:41:36</meta:creation-date>
    <dc:creator>Juanma</dc:creator>
    <dc:date>2007-01-18T11:58:36</dc:date>
    <dc:language>es-ES</dc:language>
    <meta:editing-cycles>16</meta:editing-cycles>
    <meta:editing-duration>PT1H54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2" meta:word-count="509" meta:character-count="3108"/>
  </office:meta>
</office:document-meta>
</file>